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5">
      <style:text-properties fo:font-size="14pt" style:font-size-asian="14pt" style:font-size-complex="14pt"/>
    </style:style>
    <style:style style:name="P3" style:family="paragraph" style:parent-style-name="Standard" style:list-style-name="L6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font-size="14pt" style:font-size-asian="14pt" style:font-size-complex="14pt"/>
    </style:style>
    <style:style style:name="P8" style:family="paragraph" style:parent-style-name="Standard" style:list-style-name="L8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“Stalking the Wily Hacker”</text:p>
      <text:p text:style-name="P1"/>
      <text:p text:style-name="P1">Targeted attacks</text:p>
      <text:list xml:id="list307316985" text:style-name="L5">
        <text:list-item>
          <text:p text:style-name="P2">Attacker wants specialized information</text:p>
        </text:list-item>
        <text:list-item>
          <text:p text:style-name="P2">Often not automated, driven by human attacker</text:p>
          <text:list>
            <text:list-item>
              <text:p text:style-name="P2">[How do you know it's a human? Typos!]</text:p>
            </text:list-item>
          </text:list>
        </text:list-item>
        <text:list-item>
          <text:p text:style-name="P2">May use previously unknown attack methods</text:p>
        </text:list-item>
      </text:list>
      <text:p text:style-name="P1"/>
      <text:p text:style-name="P1">Context</text:p>
      <text:list xml:id="list1243801026" text:style-name="L6">
        <text:list-item>
          <text:p text:style-name="P3">Lawrence Berkeley Labs (LBL) is US national lab attached to UC-Berkeley</text:p>
        </text:list-item>
        <text:list-item>
          <text:p text:style-name="P3">Attacked in August 1986</text:p>
        </text:list-item>
        <text:list-item>
          <text:p text:style-name="P3">Initially discovered as 75 cent accounting error</text:p>
        </text:list-item>
        <text:list-item>
          <text:p text:style-name="P3">Rather than immediately shutting down attacked systems, repurposed them to honeypots that collected attack information for 10 months</text:p>
        </text:list-item>
        <text:list-item>
          <text:p text:style-name="P3">Watched where attacks originated</text:p>
        </text:list-item>
        <text:list-item>
          <text:p text:style-name="P3">Watched what attacker did next</text:p>
        </text:list-item>
      </text:list>
      <text:p text:style-name="P1"/>
      <text:p text:style-name="P1">Honeypot</text:p>
      <text:list xml:id="list339507508" text:style-name="L2">
        <text:list-item>
          <text:p text:style-name="P4">Heavily monitored system designed to attract attackers</text:p>
        </text:list-item>
        <text:list-item>
          <text:p text:style-name="P4">Provides opportunity to observe the use of previously unseen attacks</text:p>
        </text:list-item>
        <text:list-item>
          <text:p text:style-name="P4">Here, line systems repurposed (dual-purposed) as honeypots</text:p>
        </text:list-item>
      </text:list>
      <text:p text:style-name="P1"/>
      <text:p text:style-name="P1">Traceback</text:p>
      <text:list xml:id="list1744351443" text:style-name="L3">
        <text:list-item>
          <text:p text:style-name="P5">Follow network connections backward from victim system back to attack source</text:p>
        </text:list-item>
        <text:list-item>
          <text:p text:style-name="P5">Generally requires assistance from admins at each hop backward</text:p>
        </text:list-item>
        <text:list-item>
          <text:p text:style-name="P5">Step through routing hops</text:p>
        </text:list-item>
        <text:list-item>
          <text:p text:style-name="P5">Step through stepping stones</text:p>
        </text:list-item>
      </text:list>
      <text:p text:style-name="P1"/>
      <text:p text:style-name="P1">Stepping Stone</text:p>
      <text:list xml:id="list1173673523" text:style-name="L4">
        <text:list-item>
          <text:p text:style-name="P6">A system that is both a victim and an attack source used by an attacker as an intermediary</text:p>
        </text:list-item>
        <text:list-item>
          <text:p text:style-name="P6">Step through several victim systems before reaching true target</text:p>
        </text:list-item>
        <text:list-item>
          <text:p text:style-name="P6">Obfuscates attack source, complicates traceback</text:p>
        </text:list-item>
        <text:list-item>
          <text:p text:style-name="P6">LBL was often a stepping stone</text:p>
        </text:list-item>
      </text:list>
      <text:p text:style-name="P1"/>
      <text:p text:style-name="P1">Lessons</text:p>
      <text:list xml:id="list2093992675" text:style-name="L1">
        <text:list-item>
          <text:p text:style-name="P7">Most vulnerabilities due to errors by vendors, users, &amp; admins</text:p>
          <text:list>
            <text:list-item>
              <text:p text:style-name="P7">Emacs bug worsened by setuid-root</text:p>
            </text:list-item>
            <text:list-item>
              <text:p text:style-name="P7">Tested common account names (incl “field”) and passwords</text:p>
              <text:list>
                <text:list-item>
                  <text:p text:style-name="P7">(world password file no longer true... now has shadow file)</text:p>
                </text:list-item>
                <text:list-item>
                  <text:p text:style-name="P7"><text:soft-page-break/>(shadow password file first created in 1988... 2 years after this)</text:p>
                </text:list-item>
              </text:list>
            </text:list-item>
            <text:list-item>
              <text:p text:style-name="P7">Vendors shipped software with default accounts and backdoors left over from testing</text:p>
              <text:list>
                <text:list-item>
                  <text:p text:style-name="P7">[google android]</text:p>
                </text:list-item>
              </text:list>
            </text:list-item>
          </text:list>
        </text:list-item>
        <text:list-item>
          <text:p text:style-name="P7">Attacker used known attacks</text:p>
        </text:list-item>
        <text:list-item>
          <text:p text:style-name="P7">Sensitivity of stolen data increased when data was aggregated</text:p>
        </text:list-item>
        <text:list-item>
          <text:p text:style-name="P7">Logging was invaluable (here, logging was done via physical printer)</text:p>
        </text:list-item>
        <text:list-item>
          <text:p text:style-name="P7">Stealth logging important (attacker looked for evidence that s/he was detected</text:p>
          <text:list>
            <text:list-item>
              <text:p text:style-name="P7">[IDS without IP]</text:p>
            </text:list-item>
          </text:list>
        </text:list-item>
        <text:list-item>
          <text:p text:style-name="P7">Police care only about monetary loss</text:p>
        </text:list-item>
      </text:list>
      <text:p text:style-name="P1"/>
      <text:p text:style-name="P1">Espionage</text:p>
      <text:list xml:id="list166120599" text:style-name="L8">
        <text:list-item>
          <text:p text:style-name="P8">Targets</text:p>
          <text:list>
            <text:list-item>
              <text:p text:style-name="P8">Jet Propulsion Labs</text:p>
            </text:list-item>
            <text:list-item>
              <text:p text:style-name="P8">Anniston Army Depot</text:p>
            </text:list-item>
            <text:list-item>
              <text:p text:style-name="P8">Air Force Systems Command Space Division</text:p>
            </text:list-item>
            <text:list-item>
              <text:p text:style-name="P8">Optimus Database Pentagon</text:p>
            </text:list-item>
            <text:list-item>
              <text:p text:style-name="P8">MIT</text:p>
            </text:list-item>
            <text:list-item>
              <text:p text:style-name="P8">US Air Force Ramstein, West Germany</text:p>
            </text:list-item>
            <text:list-item>
              <text:p text:style-name="P8">US Navy Costal Systems</text:p>
            </text:list-item>
            <text:list-item>
              <text:p text:style-name="P8">US Army Ft Stewart, GA</text:p>
            </text:list-item>
            <text:list-item>
              <text:p text:style-name="P8">SRI International</text:p>
            </text:list-item>
            <text:list-item>
              <text:p text:style-name="P8">Mitre</text:p>
            </text:list-item>
            <text:list-item>
              <text:p text:style-name="P8">BBN</text:p>
            </text:list-item>
          </text:list>
        </text:list-item>
        <text:list-item>
          <text:p text:style-name="P8">Investigators</text:p>
          <text:list>
            <text:list-item>
              <text:p text:style-name="P8">CIA</text:p>
            </text:list-item>
            <text:list-item>
              <text:p text:style-name="P8">FBI</text:p>
            </text:list-item>
            <text:list-item>
              <text:p text:style-name="P8">NSA</text:p>
            </text:list-item>
            <text:list-item>
              <text:p text:style-name="P8">Air Force Office of Special Investigations</text:p>
            </text:list-item>
            <text:list-item>
              <text:p text:style-name="P8">Bundespost</text:p>
            </text:list-item>
            <text:list-item>
              <text:p text:style-name="P8">Bundeskriminalamt (german fbi)</text:p>
            </text:list-item>
          </text:list>
        </text:list-item>
        <text:list-item>
          <text:p text:style-name="P8">Outcome</text:p>
          <text:list>
            <text:list-item>
              <text:p text:style-name="P8">Five hackers in West Germany selling information to Soviet KGB via East Berlin</text:p>
            </text:list-item>
            <text:list-item>
              <text:p text:style-name="P8">All five charged in Germany with espionage</text:p>
            </text:list-item>
            <text:list-item>
              <text:p text:style-name="P8">One committed suicide by self-immol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3T22:22:53</meta:creation-date>
    <dc:date>2008-11-23T23:25:06</dc:date>
    <meta:editing-duration>PT01H02M19S</meta:editing-duration>
    <meta:editing-cycles>14</meta:editing-cycles>
    <meta:generator>OpenOffice.org/3.0$Unix OpenOffice.org_project/300m9$Build-9358</meta:generator>
    <meta:document-statistic meta:table-count="0" meta:image-count="0" meta:object-count="0" meta:page-count="2" meta:paragraph-count="65" meta:word-count="416" meta:character-count="2419"/>
    <meta:user-defined meta:name="Info 1"/>
    <meta:user-defined meta:name="Info 2"/>
    <meta:user-defined meta:name="Info 3"/>
    <meta:user-defined meta:name="Info 4"/>
  </office:meta>
</office:document-meta>
</file>